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D000000710C3BEE08.png" manifest:media-type="image/png"/>
  <manifest:file-entry manifest:full-path="Pictures/1000037100001D7900000BB015E29A52.svg" manifest:media-type="image/svg+xml"/>
  <manifest:file-entry manifest:full-path="Pictures/10000201000001EA00000164285AFEF2.png" manifest:media-type="image/png"/>
  <manifest:file-entry manifest:full-path="Pictures/1000106F0000329F000024C7BE1C2BE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2.008cm" fo:min-width="2.4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686cm" fo:min-width="1.54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2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line-height="100%" fo:text-align="center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" draw:text-style-name="P1" draw:layer="layout" svg:width="3.169cm" svg:height="2.052cm" svg:x="12.172cm" svg:y="17.796cm" svg:viewBox="0 0 3170 2053" svg:d="M3 2053c263 0 3167-1276 3167-1665 0-388-408-388-672-388 0 166-2591 832-2495 2053z">
            <text:p/>
          </draw:path>
          <draw:g>
            <draw:polygon draw:style-name="gr2" draw:text-style-name="P2" draw:layer="layout" svg:width="3.358cm" svg:height="3.05cm" svg:x="8.623cm" svg:y="16.686cm" svg:viewBox="0 0 3359 3051" draw:points="0,1110 0,0 3359,1942 3359,3051">
              <text:p/>
            </draw:polygon>
            <draw:polygon draw:style-name="gr3" draw:text-style-name="P2" draw:layer="layout" svg:width="2.878cm" svg:height="2.773cm" svg:x="11.982cm" svg:y="16.964cm" svg:viewBox="0 0 2879 2774" draw:points="0,2774 0,1664 2879,0 2879,1110">
              <text:p/>
            </draw:polygon>
            <draw:polygon draw:style-name="gr4" draw:text-style-name="P2" draw:layer="layout" svg:width="6.238cm" svg:height="3.605cm" svg:x="8.623cm" svg:y="15.022cm" svg:viewBox="0 0 6239 3606" draw:points="3359,3606 0,1664 2879,0 6239,1942">
              <text:p/>
            </draw:polygon>
            <draw:line draw:style-name="gr5" draw:text-style-name="P2" draw:layer="layout" svg:x1="9.775cm" svg:y1="17.574cm" svg:x2="9.775cm" svg:y2="18.24cm">
              <text:p/>
            </draw:line>
            <draw:line draw:style-name="gr6" draw:text-style-name="P2" draw:layer="layout" svg:x1="11.887cm" svg:y1="18.995cm" svg:x2="10.351cm" svg:y2="18.107cm">
              <text:p/>
            </draw:line>
            <draw:line draw:style-name="gr7" draw:text-style-name="P2" draw:layer="layout" svg:x1="10.342cm" svg:y1="17.907cm" svg:x2="10.342cm" svg:y2="18.129cm">
              <text:p/>
            </draw:line>
            <draw:line draw:style-name="gr8" draw:text-style-name="P2" draw:layer="layout" svg:x1="11.878cm" svg:y1="18.795cm" svg:x2="11.878cm" svg:y2="19.017cm">
              <text:p/>
            </draw:line>
            <draw:line draw:style-name="gr9" draw:text-style-name="P2" draw:layer="layout" svg:x1="11.878cm" svg:y1="18.795cm" svg:x2="10.342cm" svg:y2="17.907cm">
              <text:p/>
            </draw:line>
            <draw:polygon draw:style-name="gr10" draw:text-style-name="P2" draw:layer="layout" svg:width="0.191cm" svg:height="0.332cm" svg:x="9.967cm" svg:y="17.685cm" svg:viewBox="0 0 192 333" draw:points="0,222 0,0 192,111 192,333">
              <text:p/>
            </draw:polygon>
            <draw:line draw:style-name="gr11" draw:text-style-name="P2" draw:layer="layout" svg:x1="9.583cm" svg:y1="17.463cm" svg:x2="9.583cm" svg:y2="18.129cm">
              <text:p/>
            </draw:line>
            <draw:line draw:style-name="gr12" draw:text-style-name="P2" draw:layer="layout" svg:x1="9.391cm" svg:y1="17.352cm" svg:x2="9.391cm" svg:y2="18.018cm">
              <text:p/>
            </draw:line>
            <draw:line draw:style-name="gr13" draw:text-style-name="P2" draw:layer="layout" svg:x1="9.199cm" svg:y1="17.241cm" svg:x2="9.199cm" svg:y2="17.907cm">
              <text:p/>
            </draw:line>
            <draw:line draw:style-name="gr14" draw:text-style-name="P2" draw:layer="layout" svg:x1="9.007cm" svg:y1="17.13cm" svg:x2="9.007cm" svg:y2="17.796cm">
              <text:p/>
            </draw:line>
            <draw:line draw:style-name="gr15" draw:text-style-name="P2" draw:layer="layout" svg:x1="8.815cm" svg:y1="17.019cm" svg:x2="8.815cm" svg:y2="17.685cm">
              <text:p/>
            </draw:line>
            <draw:polygon draw:style-name="gr16" draw:text-style-name="P2" draw:layer="layout" svg:width="0.191cm" svg:height="1.22cm" svg:x="8.431cm" svg:y="16.575cm" svg:viewBox="0 0 192 1221" draw:points="0,1110 0,0 192,111 192,1221">
              <text:p/>
            </draw:polygon>
            <draw:polygon draw:style-name="gr17" draw:text-style-name="P2" draw:layer="layout" svg:width="0.191cm" svg:height="1.22cm" svg:x="11.982cm" svg:y="18.628cm" svg:viewBox="0 0 192 1221" draw:points="0,1110 0,0 192,111 192,1221">
              <text:p/>
            </draw:polygon>
            <draw:polygon draw:style-name="gr18" draw:text-style-name="P2" draw:layer="layout" svg:width="6.43cm" svg:height="4.826cm" svg:x="8.431cm" svg:y="15.022cm" svg:viewBox="0 0 6431 4827" draw:points="0,2663 0,1553 192,1664 3071,0 6431,1942 6431,3051 3743,4605 3743,4827">
              <text:p/>
            </draw:polygon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9" draw:text-style-name="P1" draw:layer="layout" svg:width="3.169cm" svg:height="2.052cm" svg:x="12.172cm" svg:y="14.422cm" svg:viewBox="0 0 3170 2053" svg:d="M3 2053c263 0 3167-1276 3167-1665 0-388-408-388-672-388 0 166-2591 832-2495 2053z">
              <text:p/>
            </draw:path>
            <draw:g>
              <draw:polygon draw:style-name="gr20" draw:text-style-name="P2" draw:layer="layout" svg:width="3.358cm" svg:height="3.05cm" svg:x="8.623cm" svg:y="13.312cm" svg:viewBox="0 0 3359 3051" draw:points="0,1110 0,0 3359,1942 3359,3051">
                <text:p/>
              </draw:polygon>
              <draw:polygon draw:style-name="gr21" draw:text-style-name="P2" draw:layer="layout" svg:width="2.878cm" svg:height="2.773cm" svg:x="11.982cm" svg:y="13.59cm" svg:viewBox="0 0 2879 2774" draw:points="0,2774 0,1664 2879,0 2879,1110">
                <text:p/>
              </draw:polygon>
              <draw:polygon draw:style-name="gr22" draw:text-style-name="P2" draw:layer="layout" svg:width="6.238cm" svg:height="3.605cm" svg:x="8.623cm" svg:y="11.648cm" svg:viewBox="0 0 6239 3606" draw:points="3359,3606 0,1664 2879,0 6239,1942">
                <text:p/>
              </draw:polygon>
              <draw:line draw:style-name="gr23" draw:text-style-name="P2" draw:layer="layout" svg:x1="9.775cm" svg:y1="14.2cm" svg:x2="9.775cm" svg:y2="14.866cm">
                <text:p/>
              </draw:line>
              <draw:line draw:style-name="gr24" draw:text-style-name="P2" draw:layer="layout" svg:x1="11.887cm" svg:y1="15.621cm" svg:x2="10.351cm" svg:y2="14.733cm">
                <text:p/>
              </draw:line>
              <draw:line draw:style-name="gr25" draw:text-style-name="P2" draw:layer="layout" svg:x1="10.342cm" svg:y1="14.533cm" svg:x2="10.342cm" svg:y2="14.755cm">
                <text:p/>
              </draw:line>
              <draw:line draw:style-name="gr26" draw:text-style-name="P2" draw:layer="layout" svg:x1="11.878cm" svg:y1="15.421cm" svg:x2="11.878cm" svg:y2="15.643cm">
                <text:p/>
              </draw:line>
              <draw:line draw:style-name="gr27" draw:text-style-name="P2" draw:layer="layout" svg:x1="11.878cm" svg:y1="15.421cm" svg:x2="10.342cm" svg:y2="14.533cm">
                <text:p/>
              </draw:line>
              <draw:polygon draw:style-name="gr28" draw:text-style-name="P2" draw:layer="layout" svg:width="0.191cm" svg:height="0.332cm" svg:x="9.967cm" svg:y="14.311cm" svg:viewBox="0 0 192 333" draw:points="0,222 0,0 192,111 192,333">
                <text:p/>
              </draw:polygon>
              <draw:line draw:style-name="gr29" draw:text-style-name="P2" draw:layer="layout" svg:x1="9.583cm" svg:y1="14.089cm" svg:x2="9.583cm" svg:y2="14.755cm">
                <text:p/>
              </draw:line>
              <draw:line draw:style-name="gr30" draw:text-style-name="P2" draw:layer="layout" svg:x1="9.391cm" svg:y1="13.978cm" svg:x2="9.391cm" svg:y2="14.644cm">
                <text:p/>
              </draw:line>
              <draw:line draw:style-name="gr31" draw:text-style-name="P2" draw:layer="layout" svg:x1="9.199cm" svg:y1="13.867cm" svg:x2="9.199cm" svg:y2="14.533cm">
                <text:p/>
              </draw:line>
              <draw:line draw:style-name="gr32" draw:text-style-name="P2" draw:layer="layout" svg:x1="9.007cm" svg:y1="13.756cm" svg:x2="9.007cm" svg:y2="14.422cm">
                <text:p/>
              </draw:line>
              <draw:line draw:style-name="gr33" draw:text-style-name="P2" draw:layer="layout" svg:x1="8.815cm" svg:y1="13.645cm" svg:x2="8.815cm" svg:y2="14.311cm">
                <text:p/>
              </draw:line>
              <draw:polygon draw:style-name="gr34" draw:text-style-name="P2" draw:layer="layout" svg:width="0.191cm" svg:height="1.22cm" svg:x="8.431cm" svg:y="13.201cm" svg:viewBox="0 0 192 1221" draw:points="0,1110 0,0 192,111 192,1221">
                <text:p/>
              </draw:polygon>
              <draw:polygon draw:style-name="gr35" draw:text-style-name="P2" draw:layer="layout" svg:width="0.191cm" svg:height="1.22cm" svg:x="11.982cm" svg:y="15.254cm" svg:viewBox="0 0 192 1221" draw:points="0,1110 0,0 192,111 192,1221">
                <text:p/>
              </draw:polygon>
              <draw:polygon draw:style-name="gr36" draw:text-style-name="P2" draw:layer="layout" svg:width="6.43cm" svg:height="4.826cm" svg:x="8.431cm" svg:y="11.648cm" svg:viewBox="0 0 6431 4827" draw:points="0,2663 0,1553 192,1664 3071,0 6431,1942 6431,3051 3743,4605 3743,4827">
                <text:p/>
              </draw:polygon>
            </draw:g>
          </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37" draw:text-style-name="P1" draw:layer="layout" svg:width="3.169cm" svg:height="2.052cm" svg:x="12.172cm" svg:y="13.039cm" svg:viewBox="0 0 3170 2053" svg:d="M3 2053c263 0 3167-1276 3167-1665 0-388-408-388-672-388 0 166-2591 832-2495 2053z">
              <text:p/>
            </draw:path>
            <draw:g>
              <draw:polygon draw:style-name="gr38" draw:text-style-name="P2" draw:layer="layout" svg:width="3.358cm" svg:height="3.05cm" svg:x="8.623cm" svg:y="11.929cm" svg:viewBox="0 0 3359 3051" draw:points="0,1110 0,0 3359,1942 3359,3051">
                <text:p/>
              </draw:polygon>
              <draw:polygon draw:style-name="gr39" draw:text-style-name="P2" draw:layer="layout" svg:width="2.878cm" svg:height="2.773cm" svg:x="11.982cm" svg:y="12.207cm" svg:viewBox="0 0 2879 2774" draw:points="0,2774 0,1664 2879,0 2879,1110">
                <text:p/>
              </draw:polygon>
              <draw:polygon draw:style-name="gr40" draw:text-style-name="P2" draw:layer="layout" svg:width="6.238cm" svg:height="3.605cm" svg:x="8.623cm" svg:y="10.265cm" svg:viewBox="0 0 6239 3606" draw:points="3359,3606 0,1664 2879,0 6239,1942">
                <text:p/>
              </draw:polygon>
              <draw:line draw:style-name="gr41" draw:text-style-name="P2" draw:layer="layout" svg:x1="9.775cm" svg:y1="12.817cm" svg:x2="9.775cm" svg:y2="13.483cm">
                <text:p/>
              </draw:line>
              <draw:line draw:style-name="gr42" draw:text-style-name="P2" draw:layer="layout" svg:x1="11.887cm" svg:y1="14.238cm" svg:x2="10.351cm" svg:y2="13.35cm">
                <text:p/>
              </draw:line>
              <draw:line draw:style-name="gr43" draw:text-style-name="P2" draw:layer="layout" svg:x1="10.342cm" svg:y1="13.15cm" svg:x2="10.342cm" svg:y2="13.372cm">
                <text:p/>
              </draw:line>
              <draw:line draw:style-name="gr44" draw:text-style-name="P2" draw:layer="layout" svg:x1="11.878cm" svg:y1="14.038cm" svg:x2="11.878cm" svg:y2="14.26cm">
                <text:p/>
              </draw:line>
              <draw:line draw:style-name="gr45" draw:text-style-name="P2" draw:layer="layout" svg:x1="11.878cm" svg:y1="14.038cm" svg:x2="10.342cm" svg:y2="13.15cm">
                <text:p/>
              </draw:line>
              <draw:polygon draw:style-name="gr46" draw:text-style-name="P2" draw:layer="layout" svg:width="0.191cm" svg:height="0.332cm" svg:x="9.967cm" svg:y="12.928cm" svg:viewBox="0 0 192 333" draw:points="0,222 0,0 192,111 192,333">
                <text:p/>
              </draw:polygon>
              <draw:line draw:style-name="gr47" draw:text-style-name="P2" draw:layer="layout" svg:x1="9.583cm" svg:y1="12.706cm" svg:x2="9.583cm" svg:y2="13.372cm">
                <text:p/>
              </draw:line>
              <draw:line draw:style-name="gr48" draw:text-style-name="P2" draw:layer="layout" svg:x1="9.391cm" svg:y1="12.595cm" svg:x2="9.391cm" svg:y2="13.261cm">
                <text:p/>
              </draw:line>
              <draw:line draw:style-name="gr49" draw:text-style-name="P2" draw:layer="layout" svg:x1="9.199cm" svg:y1="12.484cm" svg:x2="9.199cm" svg:y2="13.15cm">
                <text:p/>
              </draw:line>
              <draw:line draw:style-name="gr50" draw:text-style-name="P2" draw:layer="layout" svg:x1="9.007cm" svg:y1="12.373cm" svg:x2="9.007cm" svg:y2="13.039cm">
                <text:p/>
              </draw:line>
              <draw:line draw:style-name="gr51" draw:text-style-name="P2" draw:layer="layout" svg:x1="8.815cm" svg:y1="12.262cm" svg:x2="8.815cm" svg:y2="12.928cm">
                <text:p/>
              </draw:line>
              <draw:polygon draw:style-name="gr52" draw:text-style-name="P2" draw:layer="layout" svg:width="0.191cm" svg:height="1.22cm" svg:x="8.431cm" svg:y="11.818cm" svg:viewBox="0 0 192 1221" draw:points="0,1110 0,0 192,111 192,1221">
                <text:p/>
              </draw:polygon>
              <draw:polygon draw:style-name="gr53" draw:text-style-name="P2" draw:layer="layout" svg:width="0.191cm" svg:height="1.22cm" svg:x="11.982cm" svg:y="13.871cm" svg:viewBox="0 0 192 1221" draw:points="0,1110 0,0 192,111 192,1221">
                <text:p/>
              </draw:polygon>
              <draw:polygon draw:style-name="gr54" draw:text-style-name="P2" draw:layer="layout" svg:width="6.43cm" svg:height="4.826cm" svg:x="8.431cm" svg:y="10.265cm" svg:viewBox="0 0 6431 4827" draw:points="0,2663 0,1553 192,1664 3071,0 6431,1942 6431,3051 3743,4605 3743,4827">
                <text:p/>
              </draw:polygon>
            </draw:g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55" draw:text-style-name="P1" draw:layer="layout" svg:width="3.169cm" svg:height="2.052cm" svg:x="12.172cm" svg:y="9.94cm" svg:viewBox="0 0 3170 2053" svg:d="M3 2053c263 0 3167-1276 3167-1665 0-388-408-388-672-388 0 166-2591 832-2495 2053z">
              <text:p/>
            </draw:path>
            <draw:g>
              <draw:polygon draw:style-name="gr56" draw:text-style-name="P2" draw:layer="layout" svg:width="3.358cm" svg:height="3.05cm" svg:x="8.623cm" svg:y="8.83cm" svg:viewBox="0 0 3359 3051" draw:points="0,1110 0,0 3359,1942 3359,3051">
                <text:p/>
              </draw:polygon>
              <draw:polygon draw:style-name="gr57" draw:text-style-name="P2" draw:layer="layout" svg:width="2.878cm" svg:height="2.773cm" svg:x="11.982cm" svg:y="9.108cm" svg:viewBox="0 0 2879 2774" draw:points="0,2774 0,1664 2879,0 2879,1110">
                <text:p/>
              </draw:polygon>
              <draw:polygon draw:style-name="gr58" draw:text-style-name="P2" draw:layer="layout" svg:width="6.238cm" svg:height="3.605cm" svg:x="8.623cm" svg:y="7.166cm" svg:viewBox="0 0 6239 3606" draw:points="3359,3606 0,1664 2879,0 6239,1942">
                <text:p/>
              </draw:polygon>
              <draw:line draw:style-name="gr59" draw:text-style-name="P2" draw:layer="layout" svg:x1="9.775cm" svg:y1="9.718cm" svg:x2="9.775cm" svg:y2="10.384cm">
                <text:p/>
              </draw:line>
              <draw:line draw:style-name="gr60" draw:text-style-name="P2" draw:layer="layout" svg:x1="11.887cm" svg:y1="11.139cm" svg:x2="10.351cm" svg:y2="10.251cm">
                <text:p/>
              </draw:line>
              <draw:line draw:style-name="gr61" draw:text-style-name="P2" draw:layer="layout" svg:x1="10.342cm" svg:y1="10.051cm" svg:x2="10.342cm" svg:y2="10.273cm">
                <text:p/>
              </draw:line>
              <draw:line draw:style-name="gr62" draw:text-style-name="P2" draw:layer="layout" svg:x1="11.878cm" svg:y1="10.939cm" svg:x2="11.878cm" svg:y2="11.161cm">
                <text:p/>
              </draw:line>
              <draw:line draw:style-name="gr63" draw:text-style-name="P2" draw:layer="layout" svg:x1="11.878cm" svg:y1="10.939cm" svg:x2="10.342cm" svg:y2="10.051cm">
                <text:p/>
              </draw:line>
              <draw:polygon draw:style-name="gr64" draw:text-style-name="P2" draw:layer="layout" svg:width="0.191cm" svg:height="0.332cm" svg:x="9.967cm" svg:y="9.829cm" svg:viewBox="0 0 192 333" draw:points="0,222 0,0 192,111 192,333">
                <text:p/>
              </draw:polygon>
              <draw:line draw:style-name="gr65" draw:text-style-name="P2" draw:layer="layout" svg:x1="9.583cm" svg:y1="9.607cm" svg:x2="9.583cm" svg:y2="10.273cm">
                <text:p/>
              </draw:line>
              <draw:line draw:style-name="gr66" draw:text-style-name="P2" draw:layer="layout" svg:x1="9.391cm" svg:y1="9.496cm" svg:x2="9.391cm" svg:y2="10.162cm">
                <text:p/>
              </draw:line>
              <draw:line draw:style-name="gr67" draw:text-style-name="P2" draw:layer="layout" svg:x1="9.199cm" svg:y1="9.385cm" svg:x2="9.199cm" svg:y2="10.051cm">
                <text:p/>
              </draw:line>
              <draw:line draw:style-name="gr68" draw:text-style-name="P2" draw:layer="layout" svg:x1="9.007cm" svg:y1="9.274cm" svg:x2="9.007cm" svg:y2="9.94cm">
                <text:p/>
              </draw:line>
              <draw:line draw:style-name="gr69" draw:text-style-name="P2" draw:layer="layout" svg:x1="8.815cm" svg:y1="9.163cm" svg:x2="8.815cm" svg:y2="9.829cm">
                <text:p/>
              </draw:line>
              <draw:polygon draw:style-name="gr70" draw:text-style-name="P2" draw:layer="layout" svg:width="0.191cm" svg:height="1.22cm" svg:x="8.431cm" svg:y="8.719cm" svg:viewBox="0 0 192 1221" draw:points="0,1110 0,0 192,111 192,1221">
                <text:p/>
              </draw:polygon>
              <draw:polygon draw:style-name="gr71" draw:text-style-name="P2" draw:layer="layout" svg:width="0.191cm" svg:height="1.22cm" svg:x="11.982cm" svg:y="10.772cm" svg:viewBox="0 0 192 1221" draw:points="0,1110 0,0 192,111 192,1221">
                <text:p/>
              </draw:polygon>
              <draw:polygon draw:style-name="gr72" draw:text-style-name="P2" draw:layer="layout" svg:width="6.43cm" svg:height="4.826cm" svg:x="8.431cm" svg:y="7.166cm" svg:viewBox="0 0 6431 4827" draw:points="0,2663 0,1553 192,1664 3071,0 6431,1942 6431,3051 3743,4605 3743,4827">
                <text:p/>
              </draw:polygon>
            </draw:g>
          </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73" draw:text-style-name="P1" draw:layer="layout" svg:width="3.169cm" svg:height="2.052cm" svg:x="12.172cm" svg:y="8.557cm" svg:viewBox="0 0 3170 2053" svg:d="M3 2053c263 0 3167-1276 3167-1665 0-388-408-388-672-388 0 166-2591 832-2495 2053z">
              <text:p/>
            </draw:path>
            <draw:g>
              <draw:polygon draw:style-name="gr74" draw:text-style-name="P2" draw:layer="layout" svg:width="3.358cm" svg:height="3.05cm" svg:x="8.623cm" svg:y="7.447cm" svg:viewBox="0 0 3359 3051" draw:points="0,1110 0,0 3359,1942 3359,3051">
                <text:p/>
              </draw:polygon>
              <draw:polygon draw:style-name="gr75" draw:text-style-name="P2" draw:layer="layout" svg:width="2.878cm" svg:height="2.773cm" svg:x="11.982cm" svg:y="7.725cm" svg:viewBox="0 0 2879 2774" draw:points="0,2774 0,1664 2879,0 2879,1110">
                <text:p/>
              </draw:polygon>
              <draw:polygon draw:style-name="gr76" draw:text-style-name="P2" draw:layer="layout" svg:width="6.238cm" svg:height="3.605cm" svg:x="8.623cm" svg:y="5.783cm" svg:viewBox="0 0 6239 3606" draw:points="3359,3606 0,1664 2879,0 6239,1942">
                <text:p/>
              </draw:polygon>
              <draw:line draw:style-name="gr77" draw:text-style-name="P2" draw:layer="layout" svg:x1="9.775cm" svg:y1="8.335cm" svg:x2="9.775cm" svg:y2="9.001cm">
                <text:p/>
              </draw:line>
              <draw:line draw:style-name="gr78" draw:text-style-name="P2" draw:layer="layout" svg:x1="11.887cm" svg:y1="9.756cm" svg:x2="10.351cm" svg:y2="8.868cm">
                <text:p/>
              </draw:line>
              <draw:line draw:style-name="gr79" draw:text-style-name="P2" draw:layer="layout" svg:x1="10.342cm" svg:y1="8.668cm" svg:x2="10.342cm" svg:y2="8.89cm">
                <text:p/>
              </draw:line>
              <draw:line draw:style-name="gr80" draw:text-style-name="P2" draw:layer="layout" svg:x1="11.878cm" svg:y1="9.556cm" svg:x2="11.878cm" svg:y2="9.778cm">
                <text:p/>
              </draw:line>
              <draw:line draw:style-name="gr81" draw:text-style-name="P2" draw:layer="layout" svg:x1="11.878cm" svg:y1="9.556cm" svg:x2="10.342cm" svg:y2="8.668cm">
                <text:p/>
              </draw:line>
              <draw:polygon draw:style-name="gr82" draw:text-style-name="P2" draw:layer="layout" svg:width="0.191cm" svg:height="0.332cm" svg:x="9.967cm" svg:y="8.446cm" svg:viewBox="0 0 192 333" draw:points="0,222 0,0 192,111 192,333">
                <text:p/>
              </draw:polygon>
              <draw:line draw:style-name="gr83" draw:text-style-name="P2" draw:layer="layout" svg:x1="9.583cm" svg:y1="8.224cm" svg:x2="9.583cm" svg:y2="8.89cm">
                <text:p/>
              </draw:line>
              <draw:line draw:style-name="gr84" draw:text-style-name="P2" draw:layer="layout" svg:x1="9.391cm" svg:y1="8.113cm" svg:x2="9.391cm" svg:y2="8.779cm">
                <text:p/>
              </draw:line>
              <draw:line draw:style-name="gr85" draw:text-style-name="P2" draw:layer="layout" svg:x1="9.199cm" svg:y1="8.002cm" svg:x2="9.199cm" svg:y2="8.668cm">
                <text:p/>
              </draw:line>
              <draw:line draw:style-name="gr86" draw:text-style-name="P2" draw:layer="layout" svg:x1="9.007cm" svg:y1="7.891cm" svg:x2="9.007cm" svg:y2="8.557cm">
                <text:p/>
              </draw:line>
              <draw:line draw:style-name="gr87" draw:text-style-name="P2" draw:layer="layout" svg:x1="8.815cm" svg:y1="7.78cm" svg:x2="8.815cm" svg:y2="8.446cm">
                <text:p/>
              </draw:line>
              <draw:polygon draw:style-name="gr88" draw:text-style-name="P2" draw:layer="layout" svg:width="0.191cm" svg:height="1.22cm" svg:x="8.431cm" svg:y="7.336cm" svg:viewBox="0 0 192 1221" draw:points="0,1110 0,0 192,111 192,1221">
                <text:p/>
              </draw:polygon>
              <draw:polygon draw:style-name="gr89" draw:text-style-name="P2" draw:layer="layout" svg:width="0.191cm" svg:height="1.22cm" svg:x="11.982cm" svg:y="9.389cm" svg:viewBox="0 0 192 1221" draw:points="0,1110 0,0 192,111 192,1221">
                <text:p/>
              </draw:polygon>
              <draw:polygon draw:style-name="gr90" draw:text-style-name="P2" draw:layer="layout" svg:width="6.43cm" svg:height="4.826cm" svg:x="8.431cm" svg:y="5.783cm" svg:viewBox="0 0 6431 4827" draw:points="0,2663 0,1553 192,1664 3071,0 6431,1942 6431,3051 3743,4605 3743,4827">
                <text:p/>
              </draw:polygon>
            </draw:g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91" draw:text-style-name="P1" draw:layer="layout" svg:width="3.169cm" svg:height="2.052cm" svg:x="12.172cm" svg:y="5.335cm" svg:viewBox="0 0 3170 2053" svg:d="M3 2053c263 0 3167-1276 3167-1665 0-388-408-388-672-388 0 166-2591 832-2495 2053z">
              <text:p/>
            </draw:path>
            <draw:g>
              <draw:polygon draw:style-name="gr92" draw:text-style-name="P2" draw:layer="layout" svg:width="3.358cm" svg:height="3.05cm" svg:x="8.623cm" svg:y="4.225cm" svg:viewBox="0 0 3359 3051" draw:points="0,1110 0,0 3359,1942 3359,3051">
                <text:p/>
              </draw:polygon>
              <draw:polygon draw:style-name="gr93" draw:text-style-name="P2" draw:layer="layout" svg:width="2.878cm" svg:height="2.773cm" svg:x="11.982cm" svg:y="4.503cm" svg:viewBox="0 0 2879 2774" draw:points="0,2774 0,1664 2879,0 2879,1110">
                <text:p/>
              </draw:polygon>
              <draw:polygon draw:style-name="gr94" draw:text-style-name="P2" draw:layer="layout" svg:width="6.238cm" svg:height="3.605cm" svg:x="8.623cm" svg:y="2.561cm" svg:viewBox="0 0 6239 3606" draw:points="3359,3606 0,1664 2879,0 6239,1942">
                <text:p/>
              </draw:polygon>
              <draw:line draw:style-name="gr95" draw:text-style-name="P2" draw:layer="layout" svg:x1="9.775cm" svg:y1="5.113cm" svg:x2="9.775cm" svg:y2="5.779cm">
                <text:p/>
              </draw:line>
              <draw:line draw:style-name="gr96" draw:text-style-name="P2" draw:layer="layout" svg:x1="11.887cm" svg:y1="6.534cm" svg:x2="10.351cm" svg:y2="5.646cm">
                <text:p/>
              </draw:line>
              <draw:line draw:style-name="gr97" draw:text-style-name="P2" draw:layer="layout" svg:x1="10.342cm" svg:y1="5.446cm" svg:x2="10.342cm" svg:y2="5.668cm">
                <text:p/>
              </draw:line>
              <draw:line draw:style-name="gr98" draw:text-style-name="P2" draw:layer="layout" svg:x1="11.878cm" svg:y1="6.334cm" svg:x2="11.878cm" svg:y2="6.556cm">
                <text:p/>
              </draw:line>
              <draw:line draw:style-name="gr99" draw:text-style-name="P2" draw:layer="layout" svg:x1="11.878cm" svg:y1="6.334cm" svg:x2="10.342cm" svg:y2="5.446cm">
                <text:p/>
              </draw:line>
              <draw:polygon draw:style-name="gr100" draw:text-style-name="P2" draw:layer="layout" svg:width="0.191cm" svg:height="0.332cm" svg:x="9.967cm" svg:y="5.224cm" svg:viewBox="0 0 192 333" draw:points="0,222 0,0 192,111 192,333">
                <text:p/>
              </draw:polygon>
              <draw:line draw:style-name="gr101" draw:text-style-name="P2" draw:layer="layout" svg:x1="9.583cm" svg:y1="5.002cm" svg:x2="9.583cm" svg:y2="5.668cm">
                <text:p/>
              </draw:line>
              <draw:line draw:style-name="gr102" draw:text-style-name="P2" draw:layer="layout" svg:x1="9.391cm" svg:y1="4.891cm" svg:x2="9.391cm" svg:y2="5.557cm">
                <text:p/>
              </draw:line>
              <draw:line draw:style-name="gr103" draw:text-style-name="P2" draw:layer="layout" svg:x1="9.199cm" svg:y1="4.78cm" svg:x2="9.199cm" svg:y2="5.446cm">
                <text:p/>
              </draw:line>
              <draw:line draw:style-name="gr104" draw:text-style-name="P2" draw:layer="layout" svg:x1="9.007cm" svg:y1="4.669cm" svg:x2="9.007cm" svg:y2="5.335cm">
                <text:p/>
              </draw:line>
              <draw:line draw:style-name="gr105" draw:text-style-name="P2" draw:layer="layout" svg:x1="8.815cm" svg:y1="4.558cm" svg:x2="8.815cm" svg:y2="5.224cm">
                <text:p/>
              </draw:line>
              <draw:polygon draw:style-name="gr106" draw:text-style-name="P2" draw:layer="layout" svg:width="0.191cm" svg:height="1.22cm" svg:x="8.431cm" svg:y="4.114cm" svg:viewBox="0 0 192 1221" draw:points="0,1110 0,0 192,111 192,1221">
                <text:p/>
              </draw:polygon>
              <draw:polygon draw:style-name="gr107" draw:text-style-name="P2" draw:layer="layout" svg:width="0.191cm" svg:height="1.22cm" svg:x="11.982cm" svg:y="6.167cm" svg:viewBox="0 0 192 1221" draw:points="0,1110 0,0 192,111 192,1221">
                <text:p/>
              </draw:polygon>
              <draw:polygon draw:style-name="gr108" draw:text-style-name="P2" draw:layer="layout" svg:width="6.43cm" svg:height="4.826cm" svg:x="8.431cm" svg:y="2.561cm" svg:viewBox="0 0 6431 4827" draw:points="0,2663 0,1553 192,1664 3071,0 6431,1942 6431,3051 3743,4605 3743,4827">
                <text:p/>
              </draw:polygon>
            </draw:g>
          </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09" draw:text-style-name="P1" draw:layer="layout" svg:width="3.169cm" svg:height="2.052cm" svg:x="12.172cm" svg:y="3.952cm" svg:viewBox="0 0 3170 2053" svg:d="M3 2053c263 0 3167-1276 3167-1665 0-388-408-388-672-388 0 166-2591 832-2495 2053z">
              <text:p/>
            </draw:path>
            <draw:g>
              <draw:polygon draw:style-name="gr110" draw:text-style-name="P2" draw:layer="layout" svg:width="3.358cm" svg:height="3.05cm" svg:x="8.623cm" svg:y="2.842cm" svg:viewBox="0 0 3359 3051" draw:points="0,1110 0,0 3359,1942 3359,3051">
                <text:p/>
              </draw:polygon>
              <draw:polygon draw:style-name="gr111" draw:text-style-name="P2" draw:layer="layout" svg:width="2.878cm" svg:height="2.773cm" svg:x="11.982cm" svg:y="3.12cm" svg:viewBox="0 0 2879 2774" draw:points="0,2774 0,1664 2879,0 2879,1110">
                <text:p/>
              </draw:polygon>
              <draw:polygon draw:style-name="gr112" draw:text-style-name="P2" draw:layer="layout" svg:width="6.238cm" svg:height="3.605cm" svg:x="8.623cm" svg:y="1.178cm" svg:viewBox="0 0 6239 3606" draw:points="3359,3606 0,1664 2879,0 6239,1942">
                <text:p/>
              </draw:polygon>
              <draw:line draw:style-name="gr113" draw:text-style-name="P2" draw:layer="layout" svg:x1="9.775cm" svg:y1="3.73cm" svg:x2="9.775cm" svg:y2="4.396cm">
                <text:p/>
              </draw:line>
              <draw:line draw:style-name="gr114" draw:text-style-name="P2" draw:layer="layout" svg:x1="11.887cm" svg:y1="5.151cm" svg:x2="10.351cm" svg:y2="4.263cm">
                <text:p/>
              </draw:line>
              <draw:line draw:style-name="gr115" draw:text-style-name="P2" draw:layer="layout" svg:x1="10.342cm" svg:y1="4.063cm" svg:x2="10.342cm" svg:y2="4.285cm">
                <text:p/>
              </draw:line>
              <draw:line draw:style-name="gr116" draw:text-style-name="P2" draw:layer="layout" svg:x1="11.878cm" svg:y1="4.951cm" svg:x2="11.878cm" svg:y2="5.173cm">
                <text:p/>
              </draw:line>
              <draw:line draw:style-name="gr117" draw:text-style-name="P2" draw:layer="layout" svg:x1="11.878cm" svg:y1="4.951cm" svg:x2="10.342cm" svg:y2="4.063cm">
                <text:p/>
              </draw:line>
              <draw:polygon draw:style-name="gr118" draw:text-style-name="P2" draw:layer="layout" svg:width="0.191cm" svg:height="0.332cm" svg:x="9.967cm" svg:y="3.841cm" svg:viewBox="0 0 192 333" draw:points="0,222 0,0 192,111 192,333">
                <text:p/>
              </draw:polygon>
              <draw:line draw:style-name="gr119" draw:text-style-name="P2" draw:layer="layout" svg:x1="9.583cm" svg:y1="3.619cm" svg:x2="9.583cm" svg:y2="4.285cm">
                <text:p/>
              </draw:line>
              <draw:line draw:style-name="gr120" draw:text-style-name="P2" draw:layer="layout" svg:x1="9.391cm" svg:y1="3.508cm" svg:x2="9.391cm" svg:y2="4.174cm">
                <text:p/>
              </draw:line>
              <draw:line draw:style-name="gr121" draw:text-style-name="P2" draw:layer="layout" svg:x1="9.199cm" svg:y1="3.397cm" svg:x2="9.199cm" svg:y2="4.063cm">
                <text:p/>
              </draw:line>
              <draw:line draw:style-name="gr122" draw:text-style-name="P2" draw:layer="layout" svg:x1="9.007cm" svg:y1="3.286cm" svg:x2="9.007cm" svg:y2="3.952cm">
                <text:p/>
              </draw:line>
              <draw:line draw:style-name="gr123" draw:text-style-name="P2" draw:layer="layout" svg:x1="8.815cm" svg:y1="3.175cm" svg:x2="8.815cm" svg:y2="3.841cm">
                <text:p/>
              </draw:line>
              <draw:polygon draw:style-name="gr124" draw:text-style-name="P2" draw:layer="layout" svg:width="0.191cm" svg:height="1.22cm" svg:x="8.431cm" svg:y="2.731cm" svg:viewBox="0 0 192 1221" draw:points="0,1110 0,0 192,111 192,1221">
                <text:p/>
              </draw:polygon>
              <draw:polygon draw:style-name="gr125" draw:text-style-name="P2" draw:layer="layout" svg:width="0.191cm" svg:height="1.22cm" svg:x="11.982cm" svg:y="4.784cm" svg:viewBox="0 0 192 1221" draw:points="0,1110 0,0 192,111 192,1221">
                <text:p/>
              </draw:polygon>
              <draw:polygon draw:style-name="gr126" draw:text-style-name="P2" draw:layer="layout" svg:width="6.43cm" svg:height="4.826cm" svg:x="8.431cm" svg:y="1.178cm" svg:viewBox="0 0 6431 4827" draw:points="0,2663 0,1553 192,1664 3071,0 6431,1942 6431,3051 3743,4605 3743,4827">
                <text:p/>
              </draw:polygon>
            </draw:g>
          </draw:g>
        </draw:g>
        <draw:g>
          <draw:custom-shape draw:style-name="gr127" draw:text-style-name="P2" draw:layer="layout" svg:width="2.94cm" svg:height="4.354cm" svg:x="1.997cm" svg:y="8.659cm">
            <text:p/>
  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  </draw:custom-shape>
          <draw:custom-shape draw:style-name="gr128" draw:text-style-name="P2" draw:layer="layout" svg:width="2.94cm" svg:height="1.38cm" svg:x="1.997cm" svg:y="8.6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129" draw:layer="layout" svg:width="2.335cm" svg:height="0.962cm" svg:x="2.3cm" svg:y="10.355cm">
          <draw:text-box>
            <text:p>DBOD</text:p>
          </draw:text-box>
        </draw:frame>
        <draw:frame draw:style-name="gr129" draw:layer="layout" svg:width="1.137cm" svg:height="0.962cm" svg:x="11.318cm" svg:y="2.832cm">
          <draw:text-box>
            <text:p>UI</text:p>
          </draw:text-box>
        </draw:frame>
        <draw:frame draw:style-name="gr129" draw:layer="layout" svg:width="3.558cm" svg:height="0.962cm" svg:x="10.107cm" svg:y="7.412cm">
          <draw:text-box>
            <text:p>REPORTS</text:p>
          </draw:text-box>
        </draw:frame>
        <draw:frame draw:style-name="gr129" draw:layer="layout" svg:width="1.84cm" svg:height="0.962cm" svg:x="10.966cm" svg:y="12.157cm">
          <draw:text-box>
            <text:p>ENC</text:p>
          </draw:text-box>
        </draw:frame>
        <draw:frame draw:style-name="gr129" draw:layer="layout" svg:width="2.369cm" svg:height="0.962cm" svg:x="10.702cm" svg:y="16.802cm">
          <draw:text-box>
            <text:p>CRON</text:p>
          </draw:text-box>
        </draw:frame>
        <draw:frame draw:style-name="gr130" draw:layer="layout" svg:width="0.502cm" svg:height="0.962cm" svg:x="16.875cm" svg:y="19.415cm">
          <draw:text-box>
            <text:p/>
          </draw:text-box>
        </draw:frame>
        <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131" draw:text-style-name="P1" draw:layer="layout" svg:width="3.169cm" svg:height="2.052cm" svg:x="25.466cm" svg:y="12.142cm" svg:viewBox="0 0 3170 2053" svg:d="M3 2053c263 0 3167-1276 3167-1665 0-388-408-388-672-388 0 166-2591 832-2495 2053z">
                <text:p/>
              </draw:path>
              <draw:g>
                <draw:polygon draw:style-name="gr132" draw:text-style-name="P2" draw:layer="layout" svg:width="3.358cm" svg:height="3.05cm" svg:x="21.917cm" svg:y="11.032cm" svg:viewBox="0 0 3359 3051" draw:points="0,1110 0,0 3359,1942 3359,3051">
                  <text:p/>
                </draw:polygon>
                <draw:polygon draw:style-name="gr133" draw:text-style-name="P2" draw:layer="layout" svg:width="2.878cm" svg:height="2.773cm" svg:x="25.276cm" svg:y="11.31cm" svg:viewBox="0 0 2879 2774" draw:points="0,2774 0,1664 2879,0 2879,1110">
                  <text:p/>
                </draw:polygon>
                <draw:polygon draw:style-name="gr134" draw:text-style-name="P2" draw:layer="layout" svg:width="6.238cm" svg:height="3.605cm" svg:x="21.917cm" svg:y="9.368cm" svg:viewBox="0 0 6239 3606" draw:points="3359,3606 0,1664 2879,0 6239,1942">
                  <text:p/>
                </draw:polygon>
                <draw:line draw:style-name="gr135" draw:text-style-name="P2" draw:layer="layout" svg:x1="23.069cm" svg:y1="11.92cm" svg:x2="23.069cm" svg:y2="12.586cm">
                  <text:p/>
                </draw:line>
                <draw:line draw:style-name="gr136" draw:text-style-name="P2" draw:layer="layout" svg:x1="25.181cm" svg:y1="13.341cm" svg:x2="23.645cm" svg:y2="12.453cm">
                  <text:p/>
                </draw:line>
                <draw:line draw:style-name="gr137" draw:text-style-name="P2" draw:layer="layout" svg:x1="23.636cm" svg:y1="12.253cm" svg:x2="23.636cm" svg:y2="12.475cm">
                  <text:p/>
                </draw:line>
                <draw:line draw:style-name="gr138" draw:text-style-name="P2" draw:layer="layout" svg:x1="25.172cm" svg:y1="13.141cm" svg:x2="25.172cm" svg:y2="13.363cm">
                  <text:p/>
                </draw:line>
                <draw:line draw:style-name="gr139" draw:text-style-name="P2" draw:layer="layout" svg:x1="25.172cm" svg:y1="13.141cm" svg:x2="23.636cm" svg:y2="12.253cm">
                  <text:p/>
                </draw:line>
                <draw:polygon draw:style-name="gr140" draw:text-style-name="P2" draw:layer="layout" svg:width="0.191cm" svg:height="0.332cm" svg:x="23.261cm" svg:y="12.031cm" svg:viewBox="0 0 192 333" draw:points="0,222 0,0 192,111 192,333">
                  <text:p/>
                </draw:polygon>
                <draw:line draw:style-name="gr141" draw:text-style-name="P2" draw:layer="layout" svg:x1="22.877cm" svg:y1="11.809cm" svg:x2="22.877cm" svg:y2="12.475cm">
                  <text:p/>
                </draw:line>
                <draw:line draw:style-name="gr142" draw:text-style-name="P2" draw:layer="layout" svg:x1="22.685cm" svg:y1="11.698cm" svg:x2="22.685cm" svg:y2="12.364cm">
                  <text:p/>
                </draw:line>
                <draw:line draw:style-name="gr143" draw:text-style-name="P2" draw:layer="layout" svg:x1="22.493cm" svg:y1="11.587cm" svg:x2="22.493cm" svg:y2="12.253cm">
                  <text:p/>
                </draw:line>
                <draw:line draw:style-name="gr144" draw:text-style-name="P2" draw:layer="layout" svg:x1="22.301cm" svg:y1="11.476cm" svg:x2="22.301cm" svg:y2="12.142cm">
                  <text:p/>
                </draw:line>
                <draw:line draw:style-name="gr145" draw:text-style-name="P2" draw:layer="layout" svg:x1="22.109cm" svg:y1="11.365cm" svg:x2="22.109cm" svg:y2="12.031cm">
                  <text:p/>
                </draw:line>
                <draw:polygon draw:style-name="gr146" draw:text-style-name="P2" draw:layer="layout" svg:width="0.191cm" svg:height="1.22cm" svg:x="21.725cm" svg:y="10.921cm" svg:viewBox="0 0 192 1221" draw:points="0,1110 0,0 192,111 192,1221">
                  <text:p/>
                </draw:polygon>
                <draw:polygon draw:style-name="gr147" draw:text-style-name="P2" draw:layer="layout" svg:width="0.191cm" svg:height="1.22cm" svg:x="25.276cm" svg:y="12.974cm" svg:viewBox="0 0 192 1221" draw:points="0,1110 0,0 192,111 192,1221">
                  <text:p/>
                </draw:polygon>
                <draw:polygon draw:style-name="gr148" draw:text-style-name="P2" draw:layer="layout" svg:width="6.43cm" svg:height="4.826cm" svg:x="21.725cm" svg:y="9.368cm" svg:viewBox="0 0 6431 4827" draw:points="0,2663 0,1553 192,1664 3071,0 6431,1942 6431,3051 3743,4605 3743,4827">
                  <text:p/>
                </draw:polygon>
              </draw:g>
            </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149" draw:text-style-name="P1" draw:layer="layout" svg:width="3.169cm" svg:height="2.052cm" svg:x="25.466cm" svg:y="10.759cm" svg:viewBox="0 0 3170 2053" svg:d="M3 2053c263 0 3167-1276 3167-1665 0-388-408-388-672-388 0 166-2591 832-2495 2053z">
                <text:p/>
              </draw:path>
              <draw:g>
                <draw:polygon draw:style-name="gr150" draw:text-style-name="P2" draw:layer="layout" svg:width="3.358cm" svg:height="3.05cm" svg:x="21.917cm" svg:y="9.649cm" svg:viewBox="0 0 3359 3051" draw:points="0,1110 0,0 3359,1942 3359,3051">
                  <text:p/>
                </draw:polygon>
                <draw:polygon draw:style-name="gr151" draw:text-style-name="P2" draw:layer="layout" svg:width="2.878cm" svg:height="2.773cm" svg:x="25.276cm" svg:y="9.927cm" svg:viewBox="0 0 2879 2774" draw:points="0,2774 0,1664 2879,0 2879,1110">
                  <text:p/>
                </draw:polygon>
                <draw:polygon draw:style-name="gr152" draw:text-style-name="P2" draw:layer="layout" svg:width="6.238cm" svg:height="3.605cm" svg:x="21.917cm" svg:y="7.985cm" svg:viewBox="0 0 6239 3606" draw:points="3359,3606 0,1664 2879,0 6239,1942">
                  <text:p/>
                </draw:polygon>
                <draw:line draw:style-name="gr153" draw:text-style-name="P2" draw:layer="layout" svg:x1="23.069cm" svg:y1="10.537cm" svg:x2="23.069cm" svg:y2="11.203cm">
                  <text:p/>
                </draw:line>
                <draw:line draw:style-name="gr154" draw:text-style-name="P2" draw:layer="layout" svg:x1="25.181cm" svg:y1="11.958cm" svg:x2="23.645cm" svg:y2="11.07cm">
                  <text:p/>
                </draw:line>
                <draw:line draw:style-name="gr155" draw:text-style-name="P2" draw:layer="layout" svg:x1="23.636cm" svg:y1="10.87cm" svg:x2="23.636cm" svg:y2="11.092cm">
                  <text:p/>
                </draw:line>
                <draw:line draw:style-name="gr156" draw:text-style-name="P2" draw:layer="layout" svg:x1="25.172cm" svg:y1="11.758cm" svg:x2="25.172cm" svg:y2="11.98cm">
                  <text:p/>
                </draw:line>
                <draw:line draw:style-name="gr157" draw:text-style-name="P2" draw:layer="layout" svg:x1="25.172cm" svg:y1="11.758cm" svg:x2="23.636cm" svg:y2="10.87cm">
                  <text:p/>
                </draw:line>
                <draw:polygon draw:style-name="gr158" draw:text-style-name="P2" draw:layer="layout" svg:width="0.191cm" svg:height="0.332cm" svg:x="23.261cm" svg:y="10.648cm" svg:viewBox="0 0 192 333" draw:points="0,222 0,0 192,111 192,333">
                  <text:p/>
                </draw:polygon>
                <draw:line draw:style-name="gr159" draw:text-style-name="P2" draw:layer="layout" svg:x1="22.877cm" svg:y1="10.426cm" svg:x2="22.877cm" svg:y2="11.092cm">
                  <text:p/>
                </draw:line>
                <draw:line draw:style-name="gr160" draw:text-style-name="P2" draw:layer="layout" svg:x1="22.685cm" svg:y1="10.315cm" svg:x2="22.685cm" svg:y2="10.981cm">
                  <text:p/>
                </draw:line>
                <draw:line draw:style-name="gr161" draw:text-style-name="P2" draw:layer="layout" svg:x1="22.493cm" svg:y1="10.204cm" svg:x2="22.493cm" svg:y2="10.87cm">
                  <text:p/>
                </draw:line>
                <draw:line draw:style-name="gr162" draw:text-style-name="P2" draw:layer="layout" svg:x1="22.301cm" svg:y1="10.093cm" svg:x2="22.301cm" svg:y2="10.759cm">
                  <text:p/>
                </draw:line>
                <draw:line draw:style-name="gr163" draw:text-style-name="P2" draw:layer="layout" svg:x1="22.109cm" svg:y1="9.982cm" svg:x2="22.109cm" svg:y2="10.648cm">
                  <text:p/>
                </draw:line>
                <draw:polygon draw:style-name="gr164" draw:text-style-name="P2" draw:layer="layout" svg:width="0.191cm" svg:height="1.22cm" svg:x="21.725cm" svg:y="9.538cm" svg:viewBox="0 0 192 1221" draw:points="0,1110 0,0 192,111 192,1221">
                  <text:p/>
                </draw:polygon>
                <draw:polygon draw:style-name="gr165" draw:text-style-name="P2" draw:layer="layout" svg:width="0.191cm" svg:height="1.22cm" svg:x="25.276cm" svg:y="11.591cm" svg:viewBox="0 0 192 1221" draw:points="0,1110 0,0 192,111 192,1221">
                  <text:p/>
                </draw:polygon>
                <draw:polygon draw:style-name="gr166" draw:text-style-name="P2" draw:layer="layout" svg:width="6.43cm" svg:height="4.826cm" svg:x="21.725cm" svg:y="7.985cm" svg:viewBox="0 0 6431 4827" draw:points="0,2663 0,1553 192,1664 3071,0 6431,1942 6431,3051 3743,4605 3743,4827">
                  <text:p/>
                </draw:polygon>
              </draw:g>
            </draw:g>
          </draw:g>
          <draw:frame draw:style-name="gr129" draw:text-style-name="P3" draw:layer="layout" svg:width="4.342cm" svg:height="1.673cm" svg:x="23.009cm" svg:y="8.709cm">
            <draw:text-box>
              <text:p text:style-name="P3">LOAD</text:p>
              <text:p text:style-name="P3">BALANCERS</text:p>
            </draw:text-box>
          </draw:frame>
        </draw:g>
        <draw:frame draw:style-name="gr167" draw:text-style-name="P4" draw:layer="layout" svg:width="6.188cm" svg:height="5.405cm" draw:transform="rotate (-3.14159265358979) translate (21.666cm 13.192cm)">
          <draw:image xlink:href="Pictures/1000106F0000329F000024C7BE1C2BEB.svg" xlink:type="simple" xlink:show="embed" xlink:actuate="onLoad">
            <text:p/>
          </draw:image>
          <draw:image xlink:href="Pictures/10000201000001EA00000164285AFEF2.png" xlink:type="simple" xlink:show="embed" xlink:actuate="onLoad"/>
        </draw:frame>
        <draw:frame draw:style-name="gr168" draw:text-style-name="P4" draw:layer="layout" svg:width="5.08cm" svg:height="4.658cm" draw:transform="rotate (-3.14159265358979) translate (8.112cm 8.366cm)">
          <draw:image xlink:href="Pictures/1000037100001D7900000BB015E29A52.svg" xlink:type="simple" xlink:show="embed" xlink:actuate="onLoad">
            <text:p/>
          </draw:image>
          <draw:image xlink:href="Pictures/100002010000011D000000710C3BEE08.png" xlink:type="simple" xlink:show="embed" xlink:actuate="onLoad"/>
        </draw:frame>
        <draw:frame draw:style-name="gr167" draw:text-style-name="P4" draw:layer="layout" svg:width="4.953cm" svg:height="4.572cm" svg:x="3.032cm" svg:y="13.319cm">
          <draw:image xlink:href="Pictures/1000037100001D7900000BB015E29A52.svg" xlink:type="simple" xlink:show="embed" xlink:actuate="onLoad">
            <text:p/>
          </draw:image>
          <draw:image xlink:href="Pictures/100002010000011D000000710C3BEE08.png" xlink:type="simple" xlink:show="embed" xlink:actuate="onLoad"/>
        </draw:frame>
        <draw:frame draw:style-name="gr129" draw:text-style-name="P5" draw:layer="layout" svg:width="4.367cm" svg:height="0.962cm" svg:x="22.997cm" svg:y="14.513cm">
          <draw:text-box>
            <text:p text:style-name="P5"><text:span text:style-name="T1">Judy.cern.ch</text:span></text:p>
          </draw:text-box>
        </draw:frame>
        <draw:frame draw:style-name="gr129" draw:layer="layout" svg:width="4.096cm" svg:height="0.962cm" svg:x="16.524cm" svg:y="13.446cm">
          <draw:text-box>
            <text:p>By busyness</text:p>
          </draw:text-box>
        </draw:frame>
        <draw:frame draw:style-name="gr168" draw:text-style-name="P4" draw:layer="layout" svg:width="3.81cm" svg:height="1.61cm" draw:transform="rotate (-3.14159265358979) translate (8.239cm 8.96cm)">
          <draw:image xlink:href="Pictures/1000037100001D7900000BB015E29A52.svg" xlink:type="simple" xlink:show="embed" xlink:actuate="onLoad">
            <text:p/>
          </draw:image>
          <draw:image xlink:href="Pictures/100002010000011D000000710C3BEE08.png" xlink:type="simple" xlink:show="embed" xlink:actuate="onLoad"/>
        </draw:frame>
        <draw:frame draw:style-name="gr167" draw:text-style-name="P4" draw:layer="layout" svg:width="3.81cm" svg:height="1.651cm" svg:x="4.429cm" svg:y="12.938cm">
          <draw:image xlink:href="Pictures/1000037100001D7900000BB015E29A52.svg" xlink:type="simple" xlink:show="embed" xlink:actuate="onLoad">
            <text:p/>
          </draw:image>
          <draw:image xlink:href="Pictures/100002010000011D000000710C3BEE08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0T15:18:17.332973730</meta:creation-date>
    <dc:date>2015-08-30T16:29:08.056259060</dc:date>
    <meta:editing-duration>PT9M8S</meta:editing-duration>
    <meta:editing-cycles>2</meta:editing-cycles>
    <meta:generator>LibreOffice/4.3.3.2$Linux_X86_64 LibreOffice_project/430m0$Build-2</meta:generator>
    <meta:document-statistic meta:object-count="202"/>
  </office:meta>
</office:document-meta>
</file>